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c4ba"/>
    </style:style>
    <style:style style:name="P2" style:family="paragraph" style:parent-style-name="Standard">
      <style:text-properties officeooo:paragraph-rsid="00123abc"/>
    </style:style>
    <style:style style:name="P3" style:family="paragraph" style:parent-style-name="Standard">
      <style:text-properties officeooo:paragraph-rsid="0014ddca"/>
    </style:style>
    <style:style style:name="P4" style:family="paragraph" style:parent-style-name="Standard">
      <style:text-properties officeooo:paragraph-rsid="00163058"/>
    </style:style>
    <style:style style:name="P5" style:family="paragraph" style:parent-style-name="Standard">
      <style:text-properties officeooo:paragraph-rsid="0016b798"/>
    </style:style>
    <style:style style:name="P6" style:family="paragraph" style:parent-style-name="Standard">
      <style:text-properties officeooo:paragraph-rsid="0019d5a8"/>
    </style:style>
    <style:style style:name="P7" style:family="paragraph" style:parent-style-name="Standard">
      <style:text-properties officeooo:paragraph-rsid="001bd912"/>
    </style:style>
    <style:style style:name="P8" style:family="paragraph" style:parent-style-name="Standard">
      <style:text-properties officeooo:rsid="0010c4ba" officeooo:paragraph-rsid="0010c4ba"/>
    </style:style>
    <style:style style:name="P9" style:family="paragraph" style:parent-style-name="Standard">
      <style:text-properties officeooo:rsid="0010c4ba" officeooo:paragraph-rsid="0014ddca"/>
    </style:style>
    <style:style style:name="P10" style:family="paragraph" style:parent-style-name="Standard">
      <style:text-properties officeooo:rsid="00123abc" officeooo:paragraph-rsid="00123abc"/>
    </style:style>
    <style:style style:name="P11" style:family="paragraph" style:parent-style-name="Standard">
      <style:text-properties officeooo:rsid="00123abc" officeooo:paragraph-rsid="0020934f"/>
    </style:style>
    <style:style style:name="P12" style:family="paragraph" style:parent-style-name="Standard">
      <style:text-properties officeooo:rsid="00139f29" officeooo:paragraph-rsid="00139f29"/>
    </style:style>
    <style:style style:name="P13" style:family="paragraph" style:parent-style-name="Standard">
      <style:text-properties officeooo:rsid="0014ddca" officeooo:paragraph-rsid="0014ddca"/>
    </style:style>
    <style:style style:name="P14" style:family="paragraph" style:parent-style-name="Standard">
      <style:text-properties officeooo:rsid="0014ddca" officeooo:paragraph-rsid="001e367a"/>
    </style:style>
    <style:style style:name="P15" style:family="paragraph" style:parent-style-name="Standard">
      <style:text-properties officeooo:rsid="0014ddca" officeooo:paragraph-rsid="001fccf3"/>
    </style:style>
    <style:style style:name="P16" style:family="paragraph" style:parent-style-name="Standard">
      <style:text-properties officeooo:rsid="0014ddca" officeooo:paragraph-rsid="0020934f"/>
    </style:style>
    <style:style style:name="P17" style:family="paragraph" style:parent-style-name="Standard">
      <style:text-properties officeooo:rsid="00163058" officeooo:paragraph-rsid="00163058"/>
    </style:style>
    <style:style style:name="P18" style:family="paragraph" style:parent-style-name="Standard">
      <style:text-properties officeooo:rsid="0016b798" officeooo:paragraph-rsid="0016b798"/>
    </style:style>
    <style:style style:name="P19" style:family="paragraph" style:parent-style-name="Standard">
      <style:text-properties officeooo:rsid="0016b798" officeooo:paragraph-rsid="00163058"/>
    </style:style>
    <style:style style:name="P20" style:family="paragraph" style:parent-style-name="Standard">
      <style:text-properties fo:font-weight="normal" officeooo:rsid="0016b798" officeooo:paragraph-rsid="0016b798" style:font-weight-asian="normal" style:font-weight-complex="normal"/>
    </style:style>
    <style:style style:name="P21" style:family="paragraph" style:parent-style-name="Standard">
      <style:text-properties officeooo:rsid="0019d5a8" officeooo:paragraph-rsid="0019d5a8"/>
    </style:style>
    <style:style style:name="P22" style:family="paragraph" style:parent-style-name="Standard">
      <style:text-properties officeooo:rsid="0019d5a8" officeooo:paragraph-rsid="001bd912"/>
    </style:style>
    <style:style style:name="P23" style:family="paragraph" style:parent-style-name="Standard">
      <style:text-properties officeooo:rsid="0019d5a8" officeooo:paragraph-rsid="001c5657"/>
    </style:style>
    <style:style style:name="P24" style:family="paragraph" style:parent-style-name="Standard">
      <style:text-properties officeooo:paragraph-rsid="001c5657"/>
    </style:style>
    <style:style style:name="P25" style:family="paragraph" style:parent-style-name="Standard">
      <style:text-properties officeooo:paragraph-rsid="0020934f"/>
    </style:style>
    <style:style style:name="P26" style:family="paragraph" style:parent-style-name="Standard">
      <style:text-properties officeooo:rsid="001e367a" officeooo:paragraph-rsid="001e367a"/>
    </style:style>
    <style:style style:name="P27" style:family="paragraph" style:parent-style-name="Standard">
      <style:text-properties officeooo:rsid="001fccf3" officeooo:paragraph-rsid="001fccf3"/>
    </style:style>
    <style:style style:name="P28" style:family="paragraph" style:parent-style-name="Standard">
      <style:text-properties officeooo:rsid="0020934f" officeooo:paragraph-rsid="0020934f"/>
    </style:style>
    <style:style style:name="P29" style:family="paragraph" style:parent-style-name="Standard">
      <style:text-properties officeooo:rsid="0020934f" officeooo:paragraph-rsid="00228e1b"/>
    </style:style>
    <style:style style:name="P30" style:family="paragraph" style:parent-style-name="Standard">
      <style:text-properties officeooo:rsid="0020934f" officeooo:paragraph-rsid="00234811"/>
    </style:style>
    <style:style style:name="P31" style:family="paragraph" style:parent-style-name="Standard">
      <style:text-properties officeooo:rsid="0020934f" officeooo:paragraph-rsid="002c21eb"/>
    </style:style>
    <style:style style:name="P32" style:family="paragraph" style:parent-style-name="Standard">
      <style:text-properties officeooo:rsid="001c5657" officeooo:paragraph-rsid="001c5657"/>
    </style:style>
    <style:style style:name="P33" style:family="paragraph" style:parent-style-name="Standard">
      <style:text-properties officeooo:rsid="00228e1b" officeooo:paragraph-rsid="00228e1b"/>
    </style:style>
    <style:style style:name="P34" style:family="paragraph" style:parent-style-name="Standard">
      <style:text-properties officeooo:rsid="00234811" officeooo:paragraph-rsid="00234811"/>
    </style:style>
    <style:style style:name="P35" style:family="paragraph" style:parent-style-name="Standard">
      <style:text-properties officeooo:rsid="00287e14" officeooo:paragraph-rsid="00287e14"/>
    </style:style>
    <style:style style:name="P36" style:family="paragraph" style:parent-style-name="Standard">
      <style:text-properties officeooo:rsid="002a505a" officeooo:paragraph-rsid="002a505a"/>
    </style:style>
    <style:style style:name="P37" style:family="paragraph" style:parent-style-name="Standard">
      <style:text-properties officeooo:rsid="00256146" officeooo:paragraph-rsid="00256146"/>
    </style:style>
    <style:style style:name="P38" style:family="paragraph" style:parent-style-name="Standard">
      <style:text-properties officeooo:rsid="002c21eb" officeooo:paragraph-rsid="002c21eb"/>
    </style:style>
    <style:style style:name="P39" style:family="paragraph" style:parent-style-name="Standard">
      <style:text-properties officeooo:rsid="0031fed4" officeooo:paragraph-rsid="0031fed4"/>
    </style:style>
    <style:style style:name="P40" style:family="paragraph" style:parent-style-name="Standard">
      <style:text-properties officeooo:rsid="0034a996" officeooo:paragraph-rsid="001e367a"/>
    </style:style>
    <style:style style:name="P41" style:family="paragraph" style:parent-style-name="Standard">
      <style:paragraph-properties style:border-line-width-bottom="0in 0.0102in 0.0102in" fo:padding="0.0291in" fo:border-left="none" fo:border-right="none" fo:border-top="none" fo:border-bottom="1.5pt double #000000" style:join-border="false"/>
      <style:text-properties officeooo:paragraph-rsid="0010c4ba"/>
    </style:style>
    <style:style style:name="P42" style:family="paragraph" style:parent-style-name="Standard">
      <style:text-properties officeooo:rsid="0010c4ba" officeooo:paragraph-rsid="0010c4ba"/>
    </style:style>
    <style:style style:name="P43" style:family="paragraph" style:parent-style-name="Standard">
      <style:text-properties officeooo:rsid="00123abc" officeooo:paragraph-rsid="00123abc"/>
    </style:style>
    <style:style style:name="P44" style:family="paragraph" style:parent-style-name="Standard">
      <style:text-properties officeooo:rsid="00123abc" officeooo:paragraph-rsid="003a40bd"/>
    </style:style>
    <style:style style:name="T1" style:family="text">
      <style:text-properties officeooo:rsid="0010c4ba"/>
    </style:style>
    <style:style style:name="T2" style:family="text">
      <style:text-properties officeooo:rsid="00123abc"/>
    </style:style>
    <style:style style:name="T3" style:family="text">
      <style:text-properties style:text-position="super 58%" officeooo:rsid="00123abc"/>
    </style:style>
    <style:style style:name="T4" style:family="text">
      <style:text-properties officeooo:rsid="0014ddca"/>
    </style:style>
    <style:style style:name="T5" style:family="text">
      <style:text-properties officeooo:rsid="00163058"/>
    </style:style>
    <style:style style:name="T6" style:family="text">
      <style:text-properties officeooo:rsid="0016b798"/>
    </style:style>
    <style:style style:name="T7" style:family="text">
      <style:text-properties fo:font-weight="bold" officeooo:rsid="0016b798" style:font-weight-asian="bold" style:font-weight-complex="bold"/>
    </style:style>
    <style:style style:name="T8" style:family="text">
      <style:text-properties fo:font-weight="normal" officeooo:rsid="0016b798" style:font-weight-asian="normal" style:font-weight-complex="normal"/>
    </style:style>
    <style:style style:name="T9" style:family="text">
      <style:text-properties fo:font-weight="normal" officeooo:rsid="0014ddca" style:font-weight-asian="normal" style:font-weight-complex="normal"/>
    </style:style>
    <style:style style:name="T10" style:family="text">
      <style:text-properties officeooo:rsid="0019d5a8"/>
    </style:style>
    <style:style style:name="T11" style:family="text">
      <style:text-properties officeooo:rsid="001bd912"/>
    </style:style>
    <style:style style:name="T12" style:family="text">
      <style:text-properties officeooo:rsid="001c5657"/>
    </style:style>
    <style:style style:name="T13" style:family="text">
      <style:text-properties officeooo:rsid="001e367a"/>
    </style:style>
    <style:style style:name="T14" style:family="text">
      <style:text-properties officeooo:rsid="001fccf3"/>
    </style:style>
    <style:style style:name="T15" style:family="text">
      <style:text-properties officeooo:rsid="0020934f"/>
    </style:style>
    <style:style style:name="T16" style:family="text">
      <style:text-properties officeooo:rsid="00228e1b"/>
    </style:style>
    <style:style style:name="T17" style:family="text">
      <style:text-properties officeooo:rsid="00234811"/>
    </style:style>
    <style:style style:name="T18" style:family="text">
      <style:text-properties officeooo:rsid="00287e14"/>
    </style:style>
    <style:style style:name="T19" style:family="text">
      <style:text-properties officeooo:rsid="002c21eb"/>
    </style:style>
    <style:style style:name="T20" style:family="text">
      <style:text-properties officeooo:rsid="002fe3b7"/>
    </style:style>
    <style:style style:name="T21" style:family="text">
      <style:text-properties officeooo:rsid="0034a996"/>
    </style:style>
    <style:style style:name="T22" style:family="text">
      <style:text-properties officeooo:rsid="00355120"/>
    </style:style>
    <style:style style:name="T23" style:family="text">
      <style:text-properties officeooo:rsid="00364cb7"/>
    </style:style>
    <style:style style:name="T24" style:family="text">
      <style:text-properties officeooo:rsid="0036d2a3"/>
    </style:style>
    <style:style style:name="T25" style:family="text">
      <style:text-properties officeooo:rsid="00384d51"/>
    </style:style>
    <style:style style:name="T26" style:family="text">
      <style:text-properties officeooo:rsid="003a40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orksheet 1</text:p>
      <text:p text:style-name="P8"/>
      <text:p text:style-name="P8">Find the outputs :</text:p>
      <text:p text:style-name="P8">1. int a=0;</text:p>
      <text:p text:style-name="P8">if (a&gt;0 &amp;&amp; a&lt;20)</text:p>
      <text:p text:style-name="P8"><text:tab/>a++;</text:p>
      <text:p text:style-name="P8">else</text:p>
      <text:p text:style-name="P8"><text:tab/>a--;</text:p>
      <text:p text:style-name="P8">System.out.println(a);</text:p>
      <text:p text:style-name="P8"/>
      <text:p text:style-name="P8">2. <text:bookmark-start text:name="__DdeLink__1274_219319515"/>int x=2, y=5;</text:p>
      <text:p text:style-name="P8">x=++y - (- -x);</text:p>
      <text:p text:style-name="P8">y+=x;</text:p>
      <text:p text:style-name="P8">System.out.println(“x=”+x+”y=”+y);<text:bookmark-end text:name="__DdeLink__1274_219319515"/></text:p>
      <text:p text:style-name="P8"/>
      <text:p text:style-name="P8">3. <text:bookmark-start text:name="__DdeLink__1276_219319515"/>int a=4,b=-3,c;</text:p>
      <text:p text:style-name="P8">c=b-- + (++a) – b;</text:p>
      <text:p text:style-name="P8">System.out.println(“a=”+a+”b=”+b+”c=”+c);</text:p>
      <text:p text:style-name="P8"><text:bookmark-end text:name="__DdeLink__1276_219319515"/></text:p>
      <text:p text:style-name="P1"><text:span text:style-name="T1">4. </text:span><text:bookmark-start text:name="__DdeLink__1278_219319515"/><text:span text:style-name="T2">int a=10,b=15;</text:span></text:p>
      <text:p text:style-name="P10">while(++a&lt;--b)</text:p>
      <text:p text:style-name="P10">System.out.println(b);</text:p>
      <text:p text:style-name="P10">System.out.println(a);<text:bookmark-end text:name="__DdeLink__1278_219319515"/></text:p>
      <text:p text:style-name="P10"/>
      <text:p text:style-name="P10">5. int a=10,b=15;</text:p>
      <text:p text:style-name="P10">while(++a&lt;--b)</text:p>
      <text:p text:style-name="P10">{</text:p>
      <text:p text:style-name="P10">System.out.print(b);</text:p>
      <text:p text:style-name="P10">System.out.print(a);</text:p>
      <text:p text:style-name="P10">}</text:p>
      <text:p text:style-name="P10"/>
      <text:p text:style-name="P12">6.int a=63,b=36;</text:p>
      <text:p text:style-name="P12">boolean x=(a&gt;b)?true:false;</text:p>
      <text:p text:style-name="P12">int y=(a&lt;b)?a:b;</text:p>
      <text:p text:style-name="P12">System.out.println(“x =”+x+”y=”+y);</text:p>
      <text:p text:style-name="P12"/>
      <text:p text:style-name="P12">7.What will be the values of n and ch?</text:p>
      <text:p text:style-name="P12"><text:bookmark-start text:name="__DdeLink__1281_219319515"/>Char c='D';</text:p>
      <text:p text:style-name="P12">int n=c+1;</text:p>
      <text:p text:style-name="P12">char ch=(char)n<text:bookmark-end text:name="__DdeLink__1281_219319515"/></text:p>
      <text:p text:style-name="P12"/>
      <text:p text:style-name="P12">8.What will be the value of x after the following code?</text:p>
      <text:p text:style-name="P12"><text:bookmark-start text:name="__DdeLink__1283_219319515"/>Int x=4; x+=(x++)+(++x)+x;<text:bookmark-end text:name="__DdeLink__1283_219319515"/></text:p>
      <text:p text:style-name="P12"/>
      <text:p text:style-name="P12">9.double x=2.9, y=2.5;</text:p>
      <text:p text:style-name="P12">System.out.println(Math.min(Math.floor(x),y));</text:p>
      <text:p text:style-name="P12">System.out.println(Math.max(Math.ceil(x),y));</text:p>
      <text:p text:style-name="P12"/>
      <text:p text:style-name="P12"/>
      <text:p text:style-name="P12"><text:soft-page-break/>10.<text:bookmark-start text:name="__DdeLink__1285_219319515"/>String x=”Examination”;</text:p>
      <text:p text:style-name="P12">System.out.println(<text:span text:style-name="T20">x</text:span>.charAt(2)==<text:span text:style-name="T20">x</text:span>.charAt(6));<text:bookmark-end text:name="__DdeLink__1285_219319515"/></text:p>
      <text:p text:style-name="P12"/>
      <text:p text:style-name="P13">11. Int the following code write the names of : class variable, instance variable, local variable and method argument.</text:p>
      <text:p text:style-name="P13">Class A</text:p>
      <text:p text:style-name="P13">{</text:p>
      <text:p text:style-name="P13"><text:tab/>static int j=9;</text:p>
      <text:p text:style-name="P13"><text:tab/>int k;</text:p>
      <text:p text:style-name="P13"><text:tab/>void calc(int p)</text:p>
      <text:p text:style-name="P13"><text:tab/>{</text:p>
      <text:p text:style-name="P13"><text:tab/><text:tab/>double n=10;</text:p>
      <text:p text:style-name="P13"><text:tab/><text:tab/>…..</text:p>
      <text:p text:style-name="P13"><text:tab/>}</text:p>
      <text:p text:style-name="P13">}</text:p>
      <text:p text:style-name="P13"/>
      <text:p text:style-name="P13">12. output?</text:p>
      <text:p text:style-name="P13">Int p=10;</text:p>
      <text:p text:style-name="P13">do</text:p>
      <text:p text:style-name="P13">{</text:p>
      <text:p text:style-name="P13"><text:tab/>p- -;</text:p>
      <text:p text:style-name="P13">System.out.println(“p=”+p);</text:p>
      <text:p text:style-name="P13">p--;</text:p>
      <text:p text:style-name="P13">}while(p&gt;=2);</text:p>
      <text:p text:style-name="P13"/>
      <text:p text:style-name="P13">13. Write the equivalent ternary operator for the following code :</text:p>
      <text:p text:style-name="P13">int h,n=5,m=11;</text:p>
      <text:p text:style-name="P13">if <text:s/>(n&gt;m)</text:p>
      <text:p text:style-name="P13"><text:tab/>h=0;</text:p>
      <text:p text:style-name="P13">else</text:p>
      <text:p text:style-name="P13"><text:tab/>h=1;</text:p>
      <text:p text:style-name="P13"/>
      <text:p text:style-name="P3"><text:span text:style-name="T4">14.</text:span><text:span text:style-name="T5">output</text:span></text:p>
      <text:p text:style-name="P17">System.out.println(“four <text:s/>“+4+2);</text:p>
      <text:p text:style-name="P17">System.out.println(“Four <text:s/>“+(4+2));</text:p>
      <text:p text:style-name="P39">System.out.println(4+2);</text:p>
      <text:p text:style-name="P17"/>
      <text:p text:style-name="P17">15. <text:s/>o/p</text:p>
      <text:p text:style-name="P17">int m=2,n=15;</text:p>
      <text:p text:style-name="P17">for(int i=1;i&lt;5;i++)</text:p>
      <text:p text:style-name="P17">m++;</text:p>
      <text:p text:style-name="P17">n--;</text:p>
      <text:p text:style-name="P4"><text:span text:style-name="T4">System.out.println(“</text:span><text:span text:style-name="T5">m=”+m);</text:span></text:p>
      <text:p text:style-name="P4"><text:span text:style-name="T4">System.out.println(</text:span><text:span text:style-name="T5">(“n=”+n);</text:span></text:p>
      <text:p text:style-name="P17"/>
      <text:p text:style-name="P4"><text:span text:style-name="T5">16. </text:span><text:span text:style-name="T6">What will be the data type if the following expression is evaluated?</text:span></text:p>
      <text:p text:style-name="P18">Char c; int I; long m;</text:p>
      <text:p text:style-name="P18">c+i*(m+c);</text:p>
      <text:p text:style-name="P18"/>
      <text:p text:style-name="P18"><text:soft-page-break/></text:p>
      <text:p text:style-name="P18">17. What will be the value of x, if</text:p>
      <text:p text:style-name="P18">int a=10, b=5, c=8;</text:p>
      <text:p text:style-name="P18">float x=(float) a+b*c;</text:p>
      <text:p text:style-name="P18"/>
      <text:p text:style-name="P18">18. o/p</text:p>
      <text:p text:style-name="P18"><text:bookmark-start text:name="__DdeLink__1207_576533934"/>class Arithmetic</text:p>
      <text:p text:style-name="P18">{</text:p>
      <text:p text:style-name="P18"><text:tab/>void calc()</text:p>
      <text:p text:style-name="P18"><text:tab/>{</text:p>
      <text:p text:style-name="P18"><text:tab/><text:tab/>int a=4, b=6, c=10;</text:p>
      <text:p text:style-name="P18"><text:tab/><text:tab/>add(a,b);</text:p>
      <text:p text:style-name="P5"><text:span text:style-name="T6"><text:tab/><text:tab/></text:span><text:span text:style-name="T4">System.out.println(“</text:span><text:span text:style-name="T6">a=”+a+”</text:span><text:span text:style-name="T7">=”+</text:span><text:span text:style-name="T8">b+”c=”+c);</text:span></text:p>
      <text:p text:style-name="P20"><text:tab/>}</text:p>
      <text:p text:style-name="P20"><text:tab/>void add(int a,int b)</text:p>
      <text:p text:style-name="P20"><text:tab/>{</text:p>
      <text:p text:style-name="P20"><text:tab/><text:tab/>a=5;</text:p>
      <text:p text:style-name="P20"><text:tab/><text:tab/>int c=a+b;</text:p>
      <text:p text:style-name="P5"><text:span text:style-name="T8"><text:tab/><text:tab/></text:span><text:span text:style-name="T9">System.out.println(</text:span><text:span text:style-name="T8">(“the value of a,b,c are :”+a+b+c);</text:span></text:p>
      <text:p text:style-name="P20"><text:tab/>}</text:p>
      <text:p text:style-name="P20">}</text:p>
      <text:p text:style-name="P13"><text:bookmark-end text:name="__DdeLink__1207_576533934"/></text:p>
      <text:p text:style-name="P21">19. Assign a value pi (3.142) to a variable with the required data type. <text:s/>The value should not change throught the program.</text:p>
      <text:p text:style-name="P21"/>
      <text:p text:style-name="P21">20.what will be the value of z?</text:p>
      <text:p text:style-name="P21">Int x=20,y=10,z;</text:p>
      <text:p text:style-name="P21">z=++x*(y--)-y? <text:s/></text:p>
      <text:p text:style-name="P21"/>
      <text:p text:style-name="P21">21.o/p</text:p>
      <text:p text:style-name="P21">int a=0;</text:p>
      <text:p text:style-name="P21">if (a&gt;0 &amp;&amp; a&lt;20)</text:p>
      <text:p text:style-name="P21">a++;</text:p>
      <text:p text:style-name="P21">else</text:p>
      <text:p text:style-name="P21">a--;</text:p>
      <text:p text:style-name="P6"><text:span text:style-name="T4">System.out.println(</text:span><text:span text:style-name="T10">a);</text:span></text:p>
      <text:p text:style-name="P21"/>
      <text:p text:style-name="P21">22. o/p</text:p>
      <text:p text:style-name="P21">int a=5, b=2,c;</text:p>
      <text:p text:style-name="P21">if(a&gt;b || a!=b)</text:p>
      <text:p text:style-name="P21">c=++a + --b;</text:p>
      <text:p text:style-name="P6"><text:span text:style-name="T4">System.out.print</text:span><text:span text:style-name="T10">(c+” “+a+” “+b);</text:span></text:p>
      <text:p text:style-name="P21"/>
      <text:p text:style-name="P24"><text:span text:style-name="T10">2</text:span><text:span text:style-name="T21">3</text:span><text:span text:style-name="T10">. </text:span><text:span text:style-name="T12">o/p</text:span></text:p>
      <text:p text:style-name="P23"><text:bookmark-start text:name="__DdeLink__1209_576533934"/><text:bookmark-start text:name="__DdeLink__6_2094252285"/>int i=1;</text:p>
      <text:p text:style-name="P21">while(i++&lt;=1)</text:p>
      <text:p text:style-name="P21">{</text:p>
      <text:p text:style-name="P21"><text:tab/>i++;</text:p>
      <text:p text:style-name="P6"><text:span text:style-name="T10"><text:tab/></text:span><text:span text:style-name="T4">System.out.println(</text:span><text:span text:style-name="T10">i+” “);</text:span></text:p>
      <text:p text:style-name="P21"><text:soft-page-break/>}</text:p>
      <text:p text:style-name="P6"><text:span text:style-name="T4">System.out.print</text:span><text:span text:style-name="T10">(i);</text:span></text:p>
      <text:p text:style-name="P21"><text:bookmark-end text:name="__DdeLink__1209_576533934"/><text:bookmark-end text:name="__DdeLink__6_2094252285"/></text:p>
      <text:p text:style-name="P24"><text:span text:style-name="T11">2</text:span><text:span text:style-name="T21">4</text:span><text:span text:style-name="T11">.</text:span><text:span text:style-name="T12">o/p</text:span></text:p>
      <text:p text:style-name="P23">int i=1;</text:p>
      <text:p text:style-name="P22">while(i++&lt;=1)</text:p>
      <text:p text:style-name="P22">{</text:p>
      <text:p text:style-name="P22"><text:tab/>i++;</text:p>
      <text:p text:style-name="P7"><text:span text:style-name="T10"><text:tab/></text:span><text:span text:style-name="T4">System.out.print(</text:span><text:span text:style-name="T10">i+” “);</text:span></text:p>
      <text:p text:style-name="P22">}</text:p>
      <text:p text:style-name="P7"><text:span text:style-name="T4">System.out.print</text:span><text:span text:style-name="T11">ln</text:span><text:span text:style-name="T10">(i);</text:span></text:p>
      <text:p text:style-name="P13"/>
      <text:p text:style-name="P26">2<text:span text:style-name="T21">5</text:span>. What will be the o/p if <text:s/>the value of num is 123?</text:p>
      <text:p text:style-name="P26"><text:bookmark-start text:name="__DdeLink__1211_576533934"/>void x(int num)</text:p>
      <text:p text:style-name="P26">{</text:p>
      <text:p text:style-name="P26"><text:tab/>int a,b=num,c=0,d,s=0;</text:p>
      <text:p text:style-name="P26"><text:tab/>while(b!=0)</text:p>
      <text:p text:style-name="P26"><text:tab/>{</text:p>
      <text:p text:style-name="P26"><text:tab/><text:tab/>d=b%10;</text:p>
      <text:p text:style-name="P26"><text:tab/><text:tab/>a=(int)Math.pow(10,c++);</text:p>
      <text:p text:style-name="P14"><text:span text:style-name="T13"><text:tab/><text:tab/></text:span><text:span text:style-name="T12">System.out.println(</text:span><text:span text:style-name="T13">(d*a);</text:span></text:p>
      <text:p text:style-name="P26"><text:tab/><text:tab/>b=b/10;</text:p>
      <text:p text:style-name="P26"><text:tab/>}</text:p>
      <text:p text:style-name="P26">}<text:bookmark-end text:name="__DdeLink__1211_576533934"/></text:p>
      <text:p text:style-name="P26"/>
      <text:p text:style-name="P14"><text:span text:style-name="T13">2</text:span><text:span text:style-name="T21">6</text:span><text:span text:style-name="T13">.</text:span><text:span text:style-name="T12">System.out.println(“</text:span><text:span text:style-name="T13">eight=”+3+5);</text:span></text:p>
      <text:p text:style-name="P14"><text:span text:style-name="T12">System.out.println(“</text:span><text:span text:style-name="T13">six=”+(2+4));</text:span></text:p>
      <text:p text:style-name="P26"/>
      <text:p text:style-name="P26">2<text:span text:style-name="T21">7</text:span>.o/p</text:p>
      <text:p text:style-name="P26"><text:bookmark-start text:name="__DdeLink__1213_576533934"/>int i=1;</text:p>
      <text:p text:style-name="P26">while(i++<text:span text:style-name="T21">&gt;</text:span>=1)</text:p>
      <text:p text:style-name="P26">{</text:p>
      <text:p text:style-name="P26"><text:tab/><text:span text:style-name="T21">if(i&gt;=5)</text:span></text:p>
      <text:p text:style-name="P40"><text:tab/><text:tab/>break;</text:p>
      <text:p text:style-name="P26">}</text:p>
      <text:p text:style-name="P14"><text:span text:style-name="T12">System.out.print</text:span><text:span text:style-name="T13">(i);</text:span><text:bookmark-end text:name="__DdeLink__1213_576533934"/></text:p>
      <text:p text:style-name="P26"/>
      <text:p text:style-name="P26">2<text:span text:style-name="T21">8</text:span>.o/p</text:p>
      <text:p text:style-name="P26"><text:bookmark-start text:name="__DdeLink__1215_576533934"/>int i=3;</text:p>
      <text:p text:style-name="P26">float k=3.2f;</text:p>
      <text:p text:style-name="P26">long m=-3;</text:p>
      <text:p text:style-name="P26">if(Math.ceil(i)&lt;Math.floor(k))</text:p>
      <text:p text:style-name="P26">{</text:p>
      <text:p text:style-name="P26"><text:tab/>if (Math.abs(i)==m)</text:p>
      <text:p text:style-name="P14"><text:span text:style-name="T13"><text:tab/><text:tab/></text:span><text:span text:style-name="T12">System.out.println(</text:span><text:span text:style-name="T13">i);</text:span></text:p>
      <text:p text:style-name="P14"><text:span text:style-name="T13"><text:tab/></text:span><text:span text:style-name="T14">else</text:span></text:p>
      <text:p text:style-name="P15"><text:span text:style-name="T14"><text:tab/><text:tab/></text:span><text:span text:style-name="T12">System.out.println(</text:span><text:span text:style-name="T14">j);</text:span></text:p>
      <text:p text:style-name="P27">}</text:p>
      <text:p text:style-name="P26"><text:tab/>else</text:p>
      <text:p text:style-name="P15"><text:soft-page-break/><text:span text:style-name="T13"><text:tab/><text:tab/></text:span><text:span text:style-name="T12">System.out.println(</text:span><text:span text:style-name="T14">Math.abs(m)+1);</text:span></text:p>
      <text:p text:style-name="P27"/>
      <text:p text:style-name="P27"><text:bookmark-end text:name="__DdeLink__1215_576533934"/><text:span text:style-name="T21">29</text:span>. long m=-3;</text:p>
      <text:p text:style-name="P15"><text:span text:style-name="T12">System.out.println(</text:span><text:span text:style-name="T14">Math.abs(m)+1);</text:span></text:p>
      <text:p text:style-name="P27">System.out.println(“Answer “+Math.abs(m)+1);</text:p>
      <text:p text:style-name="P27"/>
      <text:p text:style-name="P15"><text:span text:style-name="T22">30</text:span><text:bookmark-start text:name="__DdeLink__1250_1171669310"/><text:span text:style-name="T14">. </text:span><text:span text:style-name="T15">int a=5,b=3;</text:span></text:p>
      <text:p text:style-name="P28">b+=(b+a) / ((++a – b++) - (a-b));</text:p>
      <text:p text:style-name="P16"><text:span text:style-name="T12">System.out.println(</text:span><text:span text:style-name="T15">a</text:span><text:span text:style-name="T22">+</text:span><text:span text:style-name="T15">”\t”+b);</text:span><text:bookmark-end text:name="__DdeLink__1250_1171669310"/></text:p>
      <text:p text:style-name="P28"/>
      <text:p text:style-name="P28"><text:span text:style-name="T17">3</text:span><text:span text:style-name="T22">1</text:span>. o/p</text:p>
      <text:p text:style-name="P28">int x=10, y=21;</text:p>
      <text:p text:style-name="P16"><text:span text:style-name="T12">System.out.println</text:span><text:span text:style-name="T15">(Math.abs(Math.max(Math.min(x,y),y)));</text:span></text:p>
      <text:p text:style-name="P28"/>
      <text:p text:style-name="P29"><text:span text:style-name="T16">3</text:span><text:span text:style-name="T22">2</text:span><text:span text:style-name="T16">.o/p</text:span></text:p>
      <text:p text:style-name="P33">int x=20;</text:p>
      <text:p text:style-name="P33">String sup=(x&lt;15)?”small”:(x&lt;22)?”tiny”:”huge”;</text:p>
      <text:p text:style-name="P29"><text:bookmark-start text:name="__DdeLink__939_371850528"/><text:span text:style-name="T16">System.out.println(</text:span><text:bookmark-end text:name="__DdeLink__939_371850528"/><text:span text:style-name="T16">sup);</text:span></text:p>
      <text:p text:style-name="P33"/>
      <text:p text:style-name="P29"><text:span text:style-name="T16">3</text:span><text:span text:style-name="T22">3</text:span><text:span text:style-name="T16">.o/p</text:span></text:p>
      <text:p text:style-name="P33">class P</text:p>
      <text:p text:style-name="P33">{</text:p>
      <text:p text:style-name="P33"><text:tab/>p s v m()</text:p>
      <text:p text:style-name="P33"><text:tab/>{</text:p>
      <text:p text:style-name="P33"><text:tab/><text:tab/>P o=new P();</text:p>
      <text:p text:style-name="P33"><text:tab/><text:tab/>o.start();</text:p>
      <text:p text:style-name="P33"><text:tab/>}</text:p>
      <text:p text:style-name="P33"><text:tab/>void start()</text:p>
      <text:p text:style-name="P33"><text:tab/>{</text:p>
      <text:p text:style-name="P33"><text:tab/><text:tab/>String s1=”slip”;</text:p>
      <text:p text:style-name="P33"><text:tab/><text:tab/>String s2=fix(s1);</text:p>
      <text:p text:style-name="P33"><text:tab/><text:tab/>System.out.println(s1+” “+s2);</text:p>
      <text:p text:style-name="P33"><text:tab/>}</text:p>
      <text:p text:style-name="P33"><text:tab/>String fix(String s1)</text:p>
      <text:p text:style-name="P33"><text:tab/>{</text:p>
      <text:p text:style-name="P33"><text:tab/><text:tab/>s1=s1+”stream”;</text:p>
      <text:p text:style-name="P33"><text:tab/><text:tab/>System.out.println(s1+” “);</text:p>
      <text:p text:style-name="P33"><text:tab/><text:tab/>return “stream”;</text:p>
      <text:p text:style-name="P33"><text:tab/>}</text:p>
      <text:p text:style-name="P33">}</text:p>
      <text:p text:style-name="P33"/>
      <text:p text:style-name="P34">3<text:span text:style-name="T22">4</text:span>.o/p</text:p>
      <text:p text:style-name="P34"><text:bookmark-start text:name="__DdeLink__1252_1171669310"/>int n=0;</text:p>
      <text:p text:style-name="P34">int i=1;</text:p>
      <text:p text:style-name="P34">while(i&lt;4)</text:p>
      <text:p text:style-name="P34">{</text:p>
      <text:p text:style-name="P34"><text:tab/>int j=1;</text:p>
      <text:p text:style-name="P34"><text:tab/>while(j&lt;=i)</text:p>
      <text:p text:style-name="P34"><text:tab/>{</text:p>
      <text:p text:style-name="P34"><text:soft-page-break/><text:tab/><text:tab/>n+=1;</text:p>
      <text:p text:style-name="P30"><text:span text:style-name="T17"><text:tab/><text:tab/></text:span><text:span text:style-name="T16">System.out.println(</text:span><text:span text:style-name="T17">j);</text:span></text:p>
      <text:p text:style-name="P34"><text:tab/><text:tab/>j++;</text:p>
      <text:p text:style-name="P34"><text:tab/>}</text:p>
      <text:p text:style-name="P30"><text:span text:style-name="T17"><text:tab/></text:span><text:span text:style-name="T16">System.out.println(</text:span><text:span text:style-name="T17">);</text:span></text:p>
      <text:p text:style-name="P34"><text:tab/>i=i+1;</text:p>
      <text:p text:style-name="P34"><text:tab/>}</text:p>
      <text:p text:style-name="P34"><text:bookmark-end text:name="__DdeLink__1252_1171669310"/></text:p>
      <text:p text:style-name="P34">3<text:span text:style-name="T22">5.</text:span>o/p</text:p>
      <text:p text:style-name="P30"><text:span text:style-name="T16">System.out.println(</text:span><text:span text:style-name="T17">Math.max(Math.ceil(-7.65), Math.floor(-8.65)));</text:span></text:p>
      <text:p text:style-name="P34"/>
      <text:p text:style-name="P30"><text:span text:style-name="T17">3</text:span><text:span text:style-name="T23">6</text:span><text:span text:style-name="T17">. </text:span><text:span text:style-name="T18">o/p</text:span></text:p>
      <text:p text:style-name="P35"><text:bookmark-start text:name="__DdeLink__1359_848700637"/>int y=14;</text:p>
      <text:p text:style-name="P35">int z=++y * (y-- + --y);</text:p>
      <text:p text:style-name="P35">System.out.println(z);<text:bookmark-end text:name="__DdeLink__1359_848700637"/></text:p>
      <text:p text:style-name="P35"/>
      <text:p text:style-name="P35">3<text:span text:style-name="T24">7</text:span>. o/p</text:p>
      <text:p text:style-name="P35">int n=10;</text:p>
      <text:p text:style-name="P35">while(n!=1)</text:p>
      <text:p text:style-name="P35">{</text:p>
      <text:p text:style-name="P35"><text:tab/>if(n%2==0)</text:p>
      <text:p text:style-name="P35"><text:tab/><text:tab/>n=n/2;</text:p>
      <text:p text:style-name="P35"><text:tab/>else</text:p>
      <text:p text:style-name="P35"><text:tab/><text:tab/>n=(3*n)+1;</text:p>
      <text:p text:style-name="P35"><text:tab/>System.out.println(n);</text:p>
      <text:p text:style-name="P35">}</text:p>
      <text:p text:style-name="P35"/>
      <text:p text:style-name="P35">3<text:span text:style-name="T24">8</text:span>. correct the error :</text:p>
      <text:p text:style-name="P35">class c3</text:p>
      <text:p text:style-name="P35">{</text:p>
      <text:p text:style-name="P35"><text:tab/>void double(int x)</text:p>
      <text:p text:style-name="P35"><text:tab/>{</text:p>
      <text:p text:style-name="P35"><text:tab/><text:tab/>x=x*2;</text:p>
      <text:p text:style-name="P35"><text:tab/><text:tab/>System.out.println();</text:p>
      <text:p text:style-name="P35"><text:tab/>}</text:p>
      <text:p text:style-name="P35"><text:tab/>static void d()</text:p>
      <text:p text:style-name="P35"><text:tab/>{</text:p>
      <text:p text:style-name="P35"><text:tab/><text:tab/>double();</text:p>
      <text:p text:style-name="P35"><text:tab/>}</text:p>
      <text:p text:style-name="P35">}</text:p>
      <text:p text:style-name="P35"/>
      <text:p text:style-name="P36"/>
      <text:p text:style-name="P36">39. <text:span text:style-name="T19">How many times will the following loop be executed ?</text:span></text:p>
      <text:p text:style-name="P38">a) <text:bookmark-start text:name="__DdeLink__1247_1690259208"/>int x=5, y=50;</text:p>
      <text:p text:style-name="P38">while(x&lt;=y)</text:p>
      <text:p text:style-name="P38">{</text:p>
      <text:p text:style-name="P38"><text:tab/>x=y/x;</text:p>
      <text:p text:style-name="P38">}</text:p>
      <text:p text:style-name="P28"><text:bookmark-end text:name="__DdeLink__1247_1690259208"/></text:p>
      <text:p text:style-name="P38"><text:soft-page-break/>b)int s=0,i=0;</text:p>
      <text:p text:style-name="P38">while(<text:span text:style-name="T25">s</text:span>++&lt;5)</text:p>
      <text:p text:style-name="P38">{</text:p>
      <text:p text:style-name="P31"><text:span text:style-name="T19"><text:tab/></text:span><text:bookmark-start text:name="__DdeLink__1272_219319515"/><text:span text:style-name="T19">System.out.println(</text:span><text:bookmark-end text:name="__DdeLink__1272_219319515"/><text:span text:style-name="T19">++s);</text:span></text:p>
      <text:p text:style-name="P38">}</text:p>
      <text:p text:style-name="P14"><text:tab/><text:tab/></text:p>
      <text:p text:style-name="P38">40. What will be the o/p if</text:p>
      <text:p text:style-name="P38"><text:tab/><text:bookmark-start text:name="__DdeLink__1249_1690259208"/>a. int x=10</text:p>
      <text:p text:style-name="P38"><text:tab/>b. int x=29</text:p>
      <text:p text:style-name="P38">while(x&gt;0)</text:p>
      <text:p text:style-name="P38">{</text:p>
      <text:p text:style-name="P38"><text:tab/>x=x/10<text:tab/>;</text:p>
      <text:p text:style-name="P38"><text:tab/>System.out.println(“x = “+x);</text:p>
      <text:p text:style-name="P38">}<text:bookmark-end text:name="__DdeLink__1249_1690259208"/></text:p>
      <text:p text:style-name="P38"/>
      <text:p text:style-name="P8"/>
      <text:p text:style-name="P8"/>
      <text:p text:style-name="P8"/>
      <text:p text:style-name="P8"/>
      <text:p text:style-name="P8"/>
      <text:p text:style-name="P41"/>
      <text:p text:style-name="P8"/>
      <text:p text:style-name="P8">Write the equivalent while loop for the following :</text:p>
      <text:p text:style-name="P8">int n=25;</text:p>
      <text:p text:style-name="P8">for(int i=10;i&gt;=2;i=i-2)</text:p>
      <text:p text:style-name="P8"><text:tab/>n++;</text:p>
      <text:p text:style-name="P8"/>
      <text:p text:style-name="P9">Write the equivalent while loop for the following :</text:p>
      <text:p text:style-name="P3"><text:span text:style-name="T1">int </text:span><text:span text:style-name="T4">f=1,i</text:span><text:span text:style-name="T1">;</text:span></text:p>
      <text:p text:style-name="P3"><text:span text:style-name="T1">for(int i=</text:span><text:span text:style-name="T4">1</text:span><text:span text:style-name="T1">;i</text:span><text:span text:style-name="T4">&lt;</text:span><text:span text:style-name="T1">=</text:span><text:span text:style-name="T4">5</text:span><text:span text:style-name="T1">;i</text:span><text:span text:style-name="T4">++</text:span><text:span text:style-name="T1">)</text:span></text:p>
      <text:p text:style-name="P13">{f*=i;</text:p>
      <text:p text:style-name="P13">System.out.println((f);</text:p>
      <text:p text:style-name="P13">}</text:p>
      <text:p text:style-name="P9"/>
      <text:p text:style-name="P10">What will be the value of <text:s/>i after evaluating the following :</text:p>
      <text:p text:style-name="P10">int i=1<text:span text:style-name="T26">7</text:span>;</text:p>
      <text:p text:style-name="P10">i&gt;&gt;=1;</text:p>
      <text:p text:style-name="P10"/>
      <text:p text:style-name="P10"/>
      <text:p text:style-name="P44"><text:bookmark-start text:name="__DdeLink__1171_1368242598"/><text:span text:style-name="T26">i</text:span><text:bookmark-end text:name="__DdeLink__1171_1368242598"/><text:span text:style-name="T26">=8(17)</text:span></text:p>
      <text:p text:style-name="P12">Write the java expression for </text:p>
      <text:p text:style-name="P8"/>
      <text:p text:style-name="P8"/>
      <text:p text:style-name="P8"/>
      <text:p text:style-name="P8"/>
      <text:p text:style-name="P8"/>
      <text:p text:style-name="P8"/>
      <text:p text:style-name="P8">********************</text:p>
      <text:p text:style-name="P8"><text:soft-page-break/></text:p>
      <text:p text:style-name="P8">1. consider the following statement and answer the questions that follow :</text:p>
      <text:p text:style-name="P8">String x[]={“Hello”, “World”};</text:p>
      <text:p text:style-name="P8"><text:tab/>a. What is x[1].length() ?</text:p>
      <text:p text:style-name="P8"><text:tab/>b. What is x.length ?</text:p>
      <text:p text:style-name="P13">2.State the data type and values of a and b, after the following statements are executed :</text:p>
      <text:p text:style-name="P13">String s1=”computer”, s2=”applications”;</text:p>
      <text:p text:style-name="P13">a=s1.compareTo(s2);</text:p>
      <text:p text:style-name="P13">b=s1.equals(s2);</text:p>
      <text:p text:style-name="P13"/>
      <text:p text:style-name="P13">3. output?</text:p>
      <text:p text:style-name="P13">String s=”malayalam”;</text:p>
      <text:p text:style-name="P13">System.out.println(s.indexOf('m');</text:p>
      <text:p text:style-name="P13">System.out.println(s.lastIndexOf('m');</text:p>
      <text:p text:style-name="P13"/>
      <text:p text:style-name="P4"><text:span text:style-name="T5">4. if <text:s/></text:span><text:span text:style-name="T6">String x=”Happy Awesome World”, write the function to replace all the 'o' characters with 'a' characters.</text:span></text:p>
      <text:p text:style-name="P19"/>
      <text:p text:style-name="P32">5.o/p</text:p>
      <text:p text:style-name="P32">String s1=”MINORITY”;</text:p>
      <text:p text:style-name="P32">String s2=”REPORT”;</text:p>
      <text:p text:style-name="P32"><text:tab/>a. System.out.println(s1.substring(0,3)+(s2.substring(3,5);</text:p>
      <text:p text:style-name="P32"><text:tab/>b. System.out.println(s2.sustring(2));</text:p>
      <text:p text:style-name="P32"><text:tab/>c. System.out.println(s2.replace('p','s'));</text:p>
      <text:p text:style-name="P32">d. System.out.println(s1.charAt(s1.indexOf('R')+s2.indexOf('R');</text:p>
      <text:p text:style-name="P32"/>
      <text:p text:style-name="P28">6.o/p</text:p>
      <text:p text:style-name="P28">char c[]={'a','b','c'};</text:p>
      <text:p text:style-name="P28">String s1=new String(s);</text:p>
      <text:p text:style-name="P28">String s2=”abc”;</text:p>
      <text:p text:style-name="P25"><text:span text:style-name="T12">System.out.println(</text:span><text:span text:style-name="T15">s2.compareTo(s1));</text:span></text:p>
      <text:p text:style-name="P25"><text:span text:style-name="T12">System.out.println(</text:span><text:span text:style-name="T15">s2.equals(s1));</text:span></text:p>
      <text:p text:style-name="P25"><text:span text:style-name="T12">System.out.println(</text:span><text:span text:style-name="T15">s1.length());</text:span></text:p>
      <text:p text:style-name="P25"><text:span text:style-name="T12">System.out.println(</text:span><text:span text:style-name="T15">s1.concat(s2));</text:span></text:p>
      <text:p text:style-name="P28"/>
      <text:p text:style-name="P28">7.o/p</text:p>
      <text:p text:style-name="P25"><text:span text:style-name="T12">System.out.println(</text:span><text:span text:style-name="T15">(“WONDERFUL”.substring(6));</text:span></text:p>
      <text:p text:style-name="P25"><text:span text:style-name="T12">System.out.println(</text:span><text:span text:style-name="T15">(“Bravery”.indexOf('r',3));</text:span></text:p>
      <text:p text:style-name="P28"/>
      <text:p text:style-name="P34">8. o/p</text:p>
      <text:p text:style-name="P34">boolean k;</text:p>
      <text:p text:style-name="P34">k=(“BLUEJ”.length()&gt;”JAVA”.length())?true:false);</text:p>
      <text:p text:style-name="P30"><text:span text:style-name="T16">System.out.println(</text:span><text:span text:style-name="T17">k);</text:span></text:p>
      <text:p text:style-name="P34"/>
      <text:p text:style-name="P37">9. o/p</text:p>
      <text:p text:style-name="P37">char a[]={'a',b','1','?','A',' '};</text:p>
      <text:p text:style-name="P37">System.out.println(Character.isDigit(a[2]));</text:p>
      <text:p text:style-name="P37">System.out.println(Character.toLowerCase(a[4]));</text:p>
      <text:p text:style-name="P37">System.out.println(Character.isWhitespace(a[5]);</text:p>
      <text:p text:style-name="P37"><text:soft-page-break/>System.out.println(Character.isLetterOrDigit(a[0]));</text:p>
      <text:p text:style-name="P32"/>
      <text:p text:style-name="P19">**********</text:p>
      <text:p text:style-name="P8"/>
      <text:p text:style-name="P8"/>
      <text:p text:style-name="P10">2. Write the declaration statements for :</text:p>
      <text:p text:style-name="P10"><text:tab/>a, A 1-d array of size 10</text:p>
      <text:p text:style-name="P10"><text:tab/>b. A 2-d array having 4 rows and 6 columns</text:p>
      <text:p text:style-name="P10">3.Write the statement to declare and initialize an integer array of size 5 with the following values : 3,5,8,7,10.</text:p>
      <text:p text:style-name="P2"><text:span text:style-name="T2">4. If int a[2][3] is an array, how do you access the element in the 1</text:span><text:span text:style-name="T3">st</text:span><text:span text:style-name="T2"> row and 2</text:span><text:span text:style-name="T3">nd</text:span><text:span text:style-name="T2"> column?</text:span></text:p>
      <text:p text:style-name="P28">5. o/p</text:p>
      <text:p text:style-name="P28">int [] a={9,4,3,7,0};</text:p>
      <text:p text:style-name="P28">for(i=0;i&lt;=3;i++)</text:p>
      <text:p text:style-name="P28">{</text:p>
      <text:p text:style-name="P28"><text:tab/>a[i+1]=(a[i]%2==0?++a[i]:—a[i]);</text:p>
      <text:p text:style-name="P11"><text:span text:style-name="T15"><text:tab/></text:span><text:span text:style-name="T12">System.out.println(</text:span><text:span text:style-name="T15">a[i]+” “);</text:span></text:p>
      <text:p text:style-name="P28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 </meta:initial-creator>
    <meta:creation-date>2015-02-18T07:38:26</meta:creation-date>
    <dc:date>2014-12-22T10:15:13</dc:date>
    <dc:creator>LAB </dc:creator>
    <meta:editing-duration>PT3H34M31S</meta:editing-duration>
    <meta:editing-cycles>19</meta:editing-cycles>
    <meta:generator>LibreOffice/4.0.2.2$Linux_x86 LibreOffice_project/400m0$Build-2</meta:generator>
    <meta:document-statistic meta:table-count="0" meta:image-count="0" meta:object-count="0" meta:page-count="9" meta:paragraph-count="333" meta:word-count="801" meta:character-count="6236" meta:non-whitespace-character-count="5629"/>
  </office:meta>
</office:document-meta>
</file>